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zxx" fo:country="none" officeooo:rsid="000f7035" officeooo:paragraph-rsid="000f7035" style:font-size-asian="18pt" style:language-asian="zxx" style:country-asian="none" style:font-size-complex="18pt" style:language-complex="zxx" style:country-complex="none"/>
    </style:style>
    <style:style style:name="P2" style:family="paragraph" style:parent-style-name="Standard">
      <style:paragraph-properties fo:text-align="start" style:justify-single-word="false"/>
      <style:text-properties fo:font-size="15pt" fo:language="zxx" fo:country="none" officeooo:rsid="000f7035" officeooo:paragraph-rsid="000f7035" style:font-size-asian="15pt" style:language-asian="zxx" style:country-asian="none" style:font-size-complex="15pt" style:language-complex="zxx" style:country-complex="none"/>
    </style:style>
    <style:style style:name="P3" style:family="paragraph" style:parent-style-name="Standard">
      <style:text-properties fo:font-size="15pt" fo:language="zxx" fo:country="none" officeooo:rsid="0011c8f7" officeooo:paragraph-rsid="0011c8f7" style:font-size-asian="15pt" style:language-asian="zxx" style:country-asian="none" style:font-size-complex="15pt" style:language-complex="zxx" style:country-complex="none"/>
    </style:style>
    <style:style style:name="P4" style:family="paragraph" style:parent-style-name="Standard">
      <style:text-properties fo:language="zxx" fo:country="none" officeooo:rsid="000f7035" officeooo:paragraph-rsid="000f7035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rsid="000f99a4" officeooo:paragraph-rsid="000f99a4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officeooo:rsid="000f99a4" officeooo:paragraph-rsid="00101e7f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officeooo:rsid="000f99a4" officeooo:paragraph-rsid="001ef826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officeooo:rsid="000f99a4" officeooo:paragraph-rsid="0011c8f7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officeooo:rsid="001ef826" officeooo:paragraph-rsid="001ef826" style:language-asian="zxx" style:country-asian="none" style:language-complex="zxx" style:country-complex="none"/>
    </style:style>
    <style:style style:name="P10" style:family="paragraph" style:parent-style-name="Standard">
      <style:text-properties fo:language="zxx" fo:country="none" officeooo:rsid="00215453" officeooo:paragraph-rsid="00215453" style:language-asian="zxx" style:country-asian="none" style:language-complex="zxx" style:country-complex="none"/>
    </style:style>
    <style:style style:name="P11" style:family="paragraph" style:parent-style-name="Standard">
      <style:text-properties fo:language="zxx" fo:country="none" officeooo:rsid="0017db68" officeooo:paragraph-rsid="0017db68" style:language-asian="zxx" style:country-asian="none" style:language-complex="zxx" style:country-complex="none"/>
    </style:style>
    <style:style style:name="P12" style:family="paragraph" style:parent-style-name="Standard">
      <style:text-properties fo:language="zxx" fo:country="none" officeooo:rsid="0017db68" officeooo:paragraph-rsid="00162160" style:language-asian="zxx" style:country-asian="none" style:language-complex="zxx" style:country-complex="none"/>
    </style:style>
    <style:style style:name="P13" style:family="paragraph" style:parent-style-name="Standard">
      <style:text-properties fo:language="zxx" fo:country="none" officeooo:rsid="0017db68" officeooo:paragraph-rsid="001bb032" style:language-asian="zxx" style:country-asian="none" style:language-complex="zxx" style:country-complex="none"/>
    </style:style>
    <style:style style:name="P14" style:family="paragraph" style:parent-style-name="Standard">
      <style:text-properties fo:language="zxx" fo:country="none" officeooo:rsid="00101e7f" officeooo:paragraph-rsid="0011c8f7" style:language-asian="zxx" style:country-asian="none" style:language-complex="zxx" style:country-complex="none"/>
    </style:style>
    <style:style style:name="P15" style:family="paragraph" style:parent-style-name="Standard">
      <style:text-properties fo:language="zxx" fo:country="none" officeooo:rsid="00101e7f" officeooo:paragraph-rsid="0014d466" style:language-asian="zxx" style:country-asian="none" style:language-complex="zxx" style:country-complex="none"/>
    </style:style>
    <style:style style:name="P16" style:family="paragraph" style:parent-style-name="Standard">
      <style:text-properties fo:language="zxx" fo:country="none" officeooo:rsid="00101e7f" officeooo:paragraph-rsid="001372d1" style:language-asian="zxx" style:country-asian="none" style:language-complex="zxx" style:country-complex="none"/>
    </style:style>
    <style:style style:name="P17" style:family="paragraph" style:parent-style-name="Standard">
      <style:text-properties fo:language="zxx" fo:country="none" officeooo:rsid="00101e7f" officeooo:paragraph-rsid="00162160" style:language-asian="zxx" style:country-asian="none" style:language-complex="zxx" style:country-complex="none"/>
    </style:style>
    <style:style style:name="P18" style:family="paragraph" style:parent-style-name="Standard">
      <style:text-properties fo:language="zxx" fo:country="none" officeooo:rsid="00101e7f" officeooo:paragraph-rsid="0017db68" style:language-asian="zxx" style:country-asian="none" style:language-complex="zxx" style:country-complex="none"/>
    </style:style>
    <style:style style:name="P19" style:family="paragraph" style:parent-style-name="Standard">
      <style:text-properties fo:language="zxx" fo:country="none" officeooo:rsid="00101e7f" officeooo:paragraph-rsid="00227165" style:language-asian="zxx" style:country-asian="none" style:language-complex="zxx" style:country-complex="none"/>
    </style:style>
    <style:style style:name="P20" style:family="paragraph" style:parent-style-name="Standard">
      <style:text-properties fo:language="zxx" fo:country="none" officeooo:rsid="00101e7f" officeooo:paragraph-rsid="001ac27f" style:language-asian="zxx" style:country-asian="none" style:language-complex="zxx" style:country-complex="none"/>
    </style:style>
    <style:style style:name="P21" style:family="paragraph" style:parent-style-name="Standard">
      <style:text-properties fo:language="zxx" fo:country="none" officeooo:rsid="00101e7f" officeooo:paragraph-rsid="001bb032" style:language-asian="zxx" style:country-asian="none" style:language-complex="zxx" style:country-complex="none"/>
    </style:style>
    <style:style style:name="P22" style:family="paragraph" style:parent-style-name="Standard">
      <style:text-properties fo:language="zxx" fo:country="none" officeooo:rsid="00101e7f" officeooo:paragraph-rsid="00229d97" style:language-asian="zxx" style:country-asian="none" style:language-complex="zxx" style:country-complex="none"/>
    </style:style>
    <style:style style:name="P23" style:family="paragraph" style:parent-style-name="Standard">
      <style:text-properties fo:language="zxx" fo:country="none" officeooo:rsid="0011c8f7" officeooo:paragraph-rsid="0011c8f7" style:language-asian="zxx" style:country-asian="none" style:language-complex="zxx" style:country-complex="none"/>
    </style:style>
    <style:style style:name="P24" style:family="paragraph" style:parent-style-name="Standard">
      <style:text-properties fo:language="zxx" fo:country="none" officeooo:rsid="0011c8f7" officeooo:paragraph-rsid="001372d1" style:language-asian="zxx" style:country-asian="none" style:language-complex="zxx" style:country-complex="none"/>
    </style:style>
    <style:style style:name="P25" style:family="paragraph" style:parent-style-name="Standard">
      <style:text-properties fo:language="zxx" fo:country="none" officeooo:rsid="0011c8f7" officeooo:paragraph-rsid="0014d466" style:language-asian="zxx" style:country-asian="none" style:language-complex="zxx" style:country-complex="none"/>
    </style:style>
    <style:style style:name="P26" style:family="paragraph" style:parent-style-name="Standard">
      <style:text-properties fo:language="zxx" fo:country="none" officeooo:rsid="0011c8f7" officeooo:paragraph-rsid="00162160" style:language-asian="zxx" style:country-asian="none" style:language-complex="zxx" style:country-complex="none"/>
    </style:style>
    <style:style style:name="P27" style:family="paragraph" style:parent-style-name="Standard">
      <style:text-properties fo:language="zxx" fo:country="none" officeooo:rsid="0011c8f7" officeooo:paragraph-rsid="0017db68" style:language-asian="zxx" style:country-asian="none" style:language-complex="zxx" style:country-complex="none"/>
    </style:style>
    <style:style style:name="P28" style:family="paragraph" style:parent-style-name="Standard">
      <style:text-properties fo:language="zxx" fo:country="none" officeooo:rsid="0011c8f7" officeooo:paragraph-rsid="00227165" style:language-asian="zxx" style:country-asian="none" style:language-complex="zxx" style:country-complex="none"/>
    </style:style>
    <style:style style:name="P29" style:family="paragraph" style:parent-style-name="Standard">
      <style:text-properties fo:language="zxx" fo:country="none" officeooo:rsid="0011c8f7" officeooo:paragraph-rsid="001ac27f" style:language-asian="zxx" style:country-asian="none" style:language-complex="zxx" style:country-complex="none"/>
    </style:style>
    <style:style style:name="P30" style:family="paragraph" style:parent-style-name="Standard">
      <style:text-properties fo:language="zxx" fo:country="none" officeooo:rsid="0011c8f7" officeooo:paragraph-rsid="001bb032" style:language-asian="zxx" style:country-asian="none" style:language-complex="zxx" style:country-complex="none"/>
    </style:style>
    <style:style style:name="P31" style:family="paragraph" style:parent-style-name="Standard">
      <style:text-properties fo:language="zxx" fo:country="none" officeooo:rsid="001bb032" officeooo:paragraph-rsid="001bb032" style:language-asian="zxx" style:country-asian="none" style:language-complex="zxx" style:country-complex="none"/>
    </style:style>
    <style:style style:name="P32" style:family="paragraph" style:parent-style-name="Standard">
      <style:text-properties fo:language="zxx" fo:country="none" officeooo:rsid="001372d1" officeooo:paragraph-rsid="0014d466" style:language-asian="zxx" style:country-asian="none" style:language-complex="zxx" style:country-complex="none"/>
    </style:style>
    <style:style style:name="P33" style:family="paragraph" style:parent-style-name="Standard">
      <style:text-properties fo:language="zxx" fo:country="none" officeooo:rsid="0014d466" officeooo:paragraph-rsid="00162160" style:language-asian="zxx" style:country-asian="none" style:language-complex="zxx" style:country-complex="none"/>
    </style:style>
    <style:style style:name="P34" style:family="paragraph" style:parent-style-name="Standard">
      <style:text-properties fo:language="zxx" fo:country="none" officeooo:rsid="002639f7" officeooo:paragraph-rsid="002639f7" style:language-asian="zxx" style:country-asian="none" style:language-complex="zxx" style:country-complex="none"/>
    </style:style>
    <style:style style:name="P35" style:family="paragraph" style:parent-style-name="Standard">
      <style:text-properties fo:language="zxx" fo:country="none" officeooo:rsid="00227165" officeooo:paragraph-rsid="00227165" style:language-asian="zxx" style:country-asian="none" style:language-complex="zxx" style:country-complex="none"/>
    </style:style>
    <style:style style:name="P36" style:family="paragraph" style:parent-style-name="Standard">
      <style:text-properties fo:language="zxx" fo:country="none" officeooo:rsid="0027a65a" officeooo:paragraph-rsid="0027a65a" style:language-asian="zxx" style:country-asian="none" style:language-complex="zxx" style:country-complex="none"/>
    </style:style>
    <style:style style:name="P37" style:family="paragraph" style:parent-style-name="Standard">
      <style:text-properties fo:language="zxx" fo:country="none" officeooo:rsid="00289df0" officeooo:paragraph-rsid="00289df0" style:language-asian="zxx" style:country-asian="none" style:language-complex="zxx" style:country-complex="none"/>
    </style:style>
    <style:style style:name="P38" style:family="paragraph" style:parent-style-name="Standard">
      <style:text-properties fo:language="zxx" fo:country="none" officeooo:rsid="002a654d" officeooo:paragraph-rsid="002a654d" style:language-asian="zxx" style:country-asian="none" style:language-complex="zxx" style:country-complex="none"/>
    </style:style>
    <style:style style:name="P39" style:family="paragraph" style:parent-style-name="Standard">
      <style:text-properties fo:language="zxx" fo:country="none" officeooo:rsid="002b39ad" officeooo:paragraph-rsid="002b39ad" style:language-asian="zxx" style:country-asian="none" style:language-complex="zxx" style:country-complex="none"/>
    </style:style>
    <style:style style:name="P40" style:family="paragraph" style:parent-style-name="Standard">
      <style:text-properties fo:language="zxx" fo:country="none" officeooo:rsid="00281e2c" officeooo:paragraph-rsid="00281e2c" style:language-asian="zxx" style:country-asian="none" style:language-complex="zxx" style:country-complex="none"/>
    </style:style>
    <style:style style:name="P41" style:family="paragraph" style:parent-style-name="Standard">
      <style:text-properties fo:font-size="13pt" fo:language="zxx" fo:country="none" officeooo:rsid="000f7035" officeooo:paragraph-rsid="000f7035" style:font-size-asian="13pt" style:language-asian="zxx" style:country-asian="none" style:font-size-complex="13pt" style:language-complex="zxx" style:country-complex="none"/>
    </style:style>
    <style:style style:name="P42" style:family="paragraph" style:parent-style-name="Standard">
      <style:text-properties fo:font-size="13pt" fo:language="zxx" fo:country="none" officeooo:rsid="000f99a4" officeooo:paragraph-rsid="000f99a4" style:font-size-asian="13pt" style:language-asian="zxx" style:country-asian="none" style:font-size-complex="13pt" style:language-complex="zxx" style:country-complex="none"/>
    </style:style>
    <style:style style:name="P43" style:family="paragraph" style:parent-style-name="Standard">
      <style:text-properties fo:language="en" fo:country="US" officeooo:rsid="00289df0" officeooo:paragraph-rsid="00289df0" style:language-asian="zxx" style:country-asian="none" style:language-complex="zxx" style:country-complex="none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2ca25f"/>
    </style:style>
    <style:style style:name="T3" style:family="text">
      <style:text-properties officeooo:rsid="000f99a4"/>
    </style:style>
    <style:style style:name="T4" style:family="text">
      <style:text-properties officeooo:rsid="00101e7f"/>
    </style:style>
    <style:style style:name="T5" style:family="text">
      <style:text-properties officeooo:rsid="001372d1"/>
    </style:style>
    <style:style style:name="T6" style:family="text">
      <style:text-properties officeooo:rsid="0014d466"/>
    </style:style>
    <style:style style:name="T7" style:family="text">
      <style:text-properties officeooo:rsid="00162160"/>
    </style:style>
    <style:style style:name="T8" style:family="text">
      <style:text-properties officeooo:rsid="001bb032"/>
    </style:style>
    <style:style style:name="T9" style:family="text">
      <style:text-properties officeooo:rsid="001f720d"/>
    </style:style>
    <style:style style:name="T10" style:family="text">
      <style:text-properties officeooo:rsid="00227165"/>
    </style:style>
    <style:style style:name="T11" style:family="text">
      <style:text-properties officeooo:rsid="0011c8f7"/>
    </style:style>
    <style:style style:name="T12" style:family="text">
      <style:text-properties officeooo:rsid="002639f7"/>
    </style:style>
    <style:style style:name="T13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Набор инструкций TVM</text:p>
      <text:p text:style-name="P1"/>
      <text:p text:style-name="P2">Терминология</text:p>
      <text:p text:style-name="P4">Команда — это определённое действие выполняемое TVM выраженное числом.</text:p>
      <text:p text:style-name="P4">Флаг — это специальное число применяемое к команде предназначенное для конкретизации команды.</text:p>
      <text:p text:style-name="P4">Инструкция — это совокупность команды, флага <text:span text:style-name="T3">и данных</text:span>.</text:p>
      <text:p text:style-name="P4">Директивы — это особые инструкции имеющие высокий приоритет и способные влиять на выполнение программы или других команд.</text:p>
      <text:p text:style-name="P4"/>
      <text:p text:style-name="P4">nil – это директива с низким приоритетом указ<text:span text:style-name="T3">ы</text:span>вающая на отсутств<text:span text:style-name="T3">ие</text:span> чего-<text:span text:style-name="T3">либо (флага, данных), код (0).</text:span> <text:s/></text:p>
      <text:p text:style-name="P4"/>
      <text:p text:style-name="P3">Список команд, флагов и директив, а также их общее значение.</text:p>
      <text:p text:style-name="P4"/>
      <text:p text:style-name="P41">Команды:</text:p>
      <text:p text:style-name="P5">CRG – код (1) выбор регистра</text:p>
      <text:p text:style-name="P5">CRC – код (2) выбор ячейки</text:p>
      <text:p text:style-name="P5">PRG – код (3) положить данные в нулевую ячейку выбранного регистра</text:p>
      <text:p text:style-name="P5">PRC – код (4) положить данные в <text:s/>выбранную ячейку в выбранный регистр</text:p>
      <text:p text:style-name="P5">GJP – код (5) перейти к <text:span text:style-name="T4">JPT с выбранным кодом</text:span></text:p>
      <text:p text:style-name="P5">COM – <text:span text:style-name="T4">код (9) использование инструкции с выбранным кодом</text:span></text:p>
      <text:p text:style-name="P5">PUT – <text:span text:style-name="T4">код (10) вывод значений на экран</text:span></text:p>
      <text:p text:style-name="P5">ACCADD – <text:span text:style-name="T4">код (14) увеличение значения в аккумуляторе на выбранное количество единиц.</text:span></text:p>
      <text:p text:style-name="P6">ACCSUBT – <text:span text:style-name="T4">код (15) уменьшение значения в аккумуляторе на выбранное количество единиц.</text:span></text:p>
      <text:p text:style-name="P5">CMP – <text:span text:style-name="T4">код (16) сравнение значений регистров.</text:span></text:p>
      <text:p text:style-name="P9">INPUT – код (18) ввод значений с клавиатуры.</text:p>
      <text:p text:style-name="P10">ACCMULT – код (19) умножение <text:span text:style-name="T10">аккумулятора.</text:span></text:p>
      <text:p text:style-name="P35">ACCDIV – код (20) деление аккумулятора.</text:p>
      <text:p text:style-name="P36">PUSH – <text:span text:style-name="T1">код (200) добавление нового элемента в стек.</text:span></text:p>
      <text:p text:style-name="P36">EJECT – <text:span text:style-name="T1">код (201) извлечение элемента из стека.</text:span></text:p>
      <text:p text:style-name="P36">SUM – <text:span text:style-name="T1">код (202) суммирование значений стека.</text:span></text:p>
      <text:p text:style-name="P36">OUTPUT – <text:span text:style-name="T1">код (203) вывод головного элемента стека.</text:span></text:p>
      <text:p text:style-name="P5"/>
      <text:p text:style-name="P42">Флаги:</text:p>
      <text:p text:style-name="P5">STDI – <text:span text:style-name="T11">код (100) указывает на то что данные это число</text:span></text:p>
      <text:p text:style-name="P5">STDA – <text:span text:style-name="T11">код (101) указывает на то что данные это адрес регистра</text:span></text:p>
      <text:p text:style-name="P5">STDC – <text:span text:style-name="T11">код (102) указывает на то что данные это адрес регистра в котором находится <text:s/>код ASCII символа.</text:span></text:p>
      <text:p text:style-name="P6">CWR – <text:span text:style-name="T11">код (103) указывает на то что данные это код ASCII символа.</text:span></text:p>
      <text:p text:style-name="P5">VWR – <text:span text:style-name="T11">код (104)</text:span> <text:span text:style-name="T4">указывает на то что данные это число.</text:span></text:p>
      <text:p text:style-name="P5">ALL – <text:span text:style-name="T11">код (105) указывает на то что команда применяется ко всему коду.</text:span></text:p>
      <text:p text:style-name="P7">ACC – <text:span text:style-name="T11">код (106) указывает на применение команды к аккумулятору, в качестве значений используются числа.</text:span></text:p>
      <text:p text:style-name="P9">CACC – код (<text:span text:style-name="T9">107</text:span>) указывает на применение команды к аккумулятору, в качестве значений используются символы.</text:p>
      <text:p text:style-name="P40">NUM – код (300) указывает на то что данные это число из головного элемента стека.</text:p>
      <text:p text:style-name="P40">SYM – код (302) указывает на то что данные это символ из головного элемента стека.</text:p>
      <text:p text:style-name="P39">STACK – код (108) указывает на то что данные это головной элемент стека. </text:p>
      <text:p text:style-name="P5"/>
      <text:p text:style-name="P42">Директивы:</text:p>
      <text:p text:style-name="P5"><text:soft-page-break/>JPT – <text:span text:style-name="T11">код (6) создаёт метку.</text:span></text:p>
      <text:p text:style-name="P5">DEB – <text:span text:style-name="T11">код (7) выводит номер читаемой ячейки памяти.</text:span></text:p>
      <text:p text:style-name="P8">MAIN – <text:s/><text:span text:style-name="T11">код (8)</text:span> <text:span text:style-name="T4">указывает на начало программы.</text:span></text:p>
      <text:p text:style-name="P8">RESTART – <text:s/><text:span text:style-name="T11">код (11)</text:span> <text:span text:style-name="T4">начинает исполнение программы сызнова.</text:span></text:p>
      <text:p text:style-name="P8">QUIT – <text:s/><text:span text:style-name="T11">код (12)</text:span> <text:span text:style-name="T4">завершает выполнение программы.</text:span></text:p>
      <text:p text:style-name="P8">CLEAR – <text:s/><text:span text:style-name="T11">код (13)</text:span> <text:span text:style-name="T4">стирает код программы из памяти.</text:span></text:p>
      <text:p text:style-name="P8">GOBACK – <text:span text:style-name="T11">код (17)</text:span> <text:span text:style-name="T4">возвращает выполнение программы в изначальную точку.</text:span></text:p>
      <text:p text:style-name="P11">END – код (3070) конец программы.</text:p>
      <text:p text:style-name="P14"/>
      <text:p text:style-name="P3"><text:span text:style-name="T4">И</text:span>нструкции и их значение:</text:p>
      <text:p text:style-name="P23"/>
      <text:p text:style-name="P23">Видовые соглашения: для обозначения инструкций я буду использовать следующую нотацию:</text:p>
      <text:p text:style-name="P23"/>
      <text:p text:style-name="P23">[Команда] [Флаг / nil] [Данные / nil]</text:p>
      <text:p text:style-name="P23"/>
      <text:p text:style-name="P23">[CRG] [STDI] [<text:span text:style-name="T5">N</text:span>] – <text:span text:style-name="T5">выбор нулевой ячейки регистра N.</text:span></text:p>
      <text:p text:style-name="P16">[CRG] [STDA] [N] — выбор определённой ячейки регистра, N имеет следующий вид: RC, где R – это номер регистра R &gt;= 1, C – это номер ячейки регистра C &gt;= 0.</text:p>
      <text:p text:style-name="P24"/>
      <text:p text:style-name="P24">[CR<text:span text:style-name="T5">C</text:span>] [STDI] [<text:span text:style-name="T5">N</text:span>] – <text:span text:style-name="T5">выбор ячейки N, регистра выбранного ранее с помощью </text:span>[CRG] [STDI] [<text:span text:style-name="T5">N</text:span>].</text:p>
      <text:p text:style-name="P24"/>
      <text:p text:style-name="P24">[<text:span text:style-name="T5">P</text:span>RG] [STDI] [<text:span text:style-name="T5">N</text:span>] – <text:span text:style-name="T5">положить значение N в нулевую ячейку регистра выбранного с помощью </text:span>[CRG] [STDI] [<text:span text:style-name="T5">N</text:span>]<text:span text:style-name="T5">.</text:span></text:p>
      <text:p text:style-name="P32">[PRG] [STDA] [N] — положить данные в N в ячейку регистра выбранного с помощью [CRG] [STDA] [N].</text:p>
      <text:p text:style-name="P15"/>
      <text:p text:style-name="P25"><text:span text:style-name="T4">[PRC] [STDI] [N] — выбор ячейки N регистра выбранного с помощью </text:span>[CRG] [STDI] [<text:span text:style-name="T5">N</text:span>].</text:p>
      <text:p text:style-name="P25">[<text:span text:style-name="T6">P</text:span>R<text:span text:style-name="T6">C</text:span>] [STD<text:span text:style-name="T6">A</text:span>] [<text:span text:style-name="T5">N, M</text:span>] – <text:span text:style-name="T6">перемещение значения из регистра N в M, N и M имеют следующий вид: RC, где R – это номер регистра R &gt;= 1, C – это номер ячейки регистра C &gt;= 0.</text:span></text:p>
      <text:p text:style-name="P39">[PRC] [ACC] [STACK] – копирование значения головного элемента стека в аккумулятор.</text:p>
      <text:p text:style-name="P39">[PRC] [STACK] [ACC] – копирование значения из аккумулятора в головной элемент стека. </text:p>
      <text:p text:style-name="P25"/>
      <text:p text:style-name="P25">[<text:span text:style-name="T6">GJP</text:span>] <text:span text:style-name="T12">[STDI] [N]</text:span> – <text:span text:style-name="T6">перемещение к метке N, метки могут быть только числами.</text:span></text:p>
      <text:p text:style-name="P34">[GJP] [STDA] [M] [N] – перемещение к метке N, в качестве условия используется значение регистра M, M<text:span text:style-name="T7"> имеет следующий вид: RC, где R – это номер регистра R &gt;= 1, C – это номер ячейки регистра C &gt;= 0.</text:span></text:p>
      <text:p text:style-name="P34">[GJP] [ACC] [N] – перемещение к метке N, в качестве условия используется значение аккумулятора.</text:p>
      <text:p text:style-name="P34">[GJP] [nil] [N] – не перемещение к <text:span text:style-name="T2">метке</text:span> N.</text:p>
      <text:p text:style-name="P33">[JPT] [N] [nil] — определение метки с номером N.</text:p>
      <text:p text:style-name="P26"/>
      <text:p text:style-name="P26">[<text:span text:style-name="T7">PUT</text:span>] [STDI] [<text:span text:style-name="T5">N</text:span>] – <text:span text:style-name="T7">вывод значения регистра N как числа на экран, N имеет следующий вид: RC, где R – это номер регистра R &gt;= 1, C – это номер ячейки регистра C &gt;= 0.</text:span></text:p>
      <text:p text:style-name="P17">[PUT] [STDC] [N] — вывод значения регистра N как символа на экран, N имеет следующий вид: RC, где R – это номер регистра R &gt;= 1, C – это номер ячейки регистра C &gt;= 0.</text:p>
      <text:p text:style-name="P17">[PUT] [CWR] [N] — вывод N как символа на экран без участия регистров.</text:p>
      <text:p text:style-name="P17">[PUT] [VWR] [N] — вывод N как числа на экран без участия регистров. </text:p>
      <text:p text:style-name="P17">[PUT] [ACC] [nil] — вывод на экран значения регистра как числа.</text:p>
      <text:p text:style-name="P12"/>
      <text:p text:style-name="P18">[DEB] [nil] [nil] — вывод читаемой сейчас ячейки памяти.</text:p>
      <text:p text:style-name="P18"><text:soft-page-break/>[MAIN] [nil] [nil] — начало программы.</text:p>
      <text:p text:style-name="P18">[RESTART] [nil] [nil] — начало работы программы сызнова.</text:p>
      <text:p text:style-name="P11">[QUIT] [nil] [nil] — немедленное завершение программы.</text:p>
      <text:p text:style-name="P11"/>
      <text:p text:style-name="P18">[CLEAR] [ALL] [nil] — стирание всего кода программы находящегося до вызова CLEAR.</text:p>
      <text:p text:style-name="P18">[CLEAR] [N] [nil] — стирание определённой ячейки памяти.</text:p>
      <text:p text:style-name="P11"/>
      <text:p text:style-name="P18">[ACCADD] [STDI] [nil] — увеличение значения аккумулятора на 1. Инкремент.</text:p>
      <text:p text:style-name="P18">[ACCADD] [STDA] [N] — прибавление к значению аккумулятора значение регистра N, N имеет следующий вид: RC, где R – это номер регистра R &gt;= 1, C – это номер ячейки регистра C &gt;= 0.</text:p>
      <text:p text:style-name="P19">[ACCADD] [VWR] [N] — прибавить к значению в аккумуляторе число N.</text:p>
      <text:p text:style-name="P27"/>
      <text:p text:style-name="P20">[ACCSUBT] [STDI] [nil] — Вычитание из значения аккумулятора 1. Декремент.</text:p>
      <text:p text:style-name="P20">[ACCSUBT] [STDA] [N] — вычитание из значения аккумулятора значение регистра N, N имеет следующий вид: RC, где R – это номер регистра R &gt;= 1, C – это номер ячейки регистра C &gt;= 0.</text:p>
      <text:p text:style-name="P19">[ACCSUBT] [VWR] [N] — вычитание из значения аккумулятора числа N.</text:p>
      <text:p text:style-name="P29"/>
      <text:p text:style-name="P13">[CMP] [STDI] [N, M, K] — сравнение N и M с сохранением результата в регистре K, K имеет следующий вид: RC, где R – это номер регистра R &gt;= 1, C – это номер ячейки регистра C &gt;= 0. Стоит учитывать что если K &lt; 0, то N &lt; M, если K &gt; 0, то N &gt; M, если K = 0, то N = M.</text:p>
      <text:p text:style-name="P30"/>
      <text:p text:style-name="P21">[GOBACK] [nil] [nil] — применяется если после перехода к метке нужно вернуться обратно.</text:p>
      <text:p text:style-name="P31"/>
      <text:p text:style-name="P9">[INPUT] [STDI] [N] – ввод числовых значений в регистр N. N<text:span text:style-name="T8"> имеет следующий вид: RC, где R – это номер регистра R &gt;= 1, C – это номер ячейки регистра C &gt;= 0.</text:span></text:p>
      <text:p text:style-name="P9">[INPUT] [STDC] [N] – ввод символьных значений в регистр N. N<text:span text:style-name="T8"> имеет следующий вид: RC, где R – это номер регистра R &gt;= 1, C – это номер ячейки регистра C &gt;= 0.</text:span></text:p>
      <text:p text:style-name="P9">[INPUT] [ACC] [nil] – ввод числовых значений в аккумулятор.</text:p>
      <text:p text:style-name="P9">[INPUT] [CACC] [nil] – ввод символьных значений в аккумулятор.</text:p>
      <text:p text:style-name="P9"/>
      <text:p text:style-name="P19">[ACCMULT] [STDA] [N] — умножение значения аккумулятора на значение регистра N, N имеет следующий вид: RC, где R – это номер регистра R &gt;= 1, C – это номер ячейки регистра C &gt;= 0.</text:p>
      <text:p text:style-name="P19">[ACCMULT] [VWR] [N] — умножение значения аккумулятора на число N.</text:p>
      <text:p text:style-name="P28"/>
      <text:p text:style-name="P19">[ACCDIV] [STDA] [N] — деление значения аккумулятора на значение регистра N, N имеет следующий вид: RC, где R – это номер регистра R &gt;= 1, C – это номер ячейки регистра C &gt;= 0.</text:p>
      <text:p text:style-name="P22">[ACCDIV] [VWR] [N] — деление значения регистра на N.</text:p>
      <text:p text:style-name="P22"/>
      <text:p text:style-name="P37">[PUSH] [N] [nil] – <text:span text:style-name="T1">добавить в голову стека значение </text:span><text:span text:style-name="T13">N.</text:span></text:p>
      <text:p text:style-name="P37"><text:span text:style-name="T13">[EJECT] [nil] [nil] – </text:span><text:span text:style-name="T1">извлечение из стека головного элемента.</text:span></text:p>
      <text:p text:style-name="P43">[SUM] [nil] [nil] – <text:span text:style-name="T1">суммирование значений стека.</text:span></text:p>
      <text:p text:style-name="P38">[OUTPUT] [NUM] [nil] – вывод на экран головного элемента стека как числа.</text:p>
      <text:p text:style-name="P38">[OUTPUT] [SYM] [nil] – вывод на экран головного элемента стека как символа.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11:56:27.784000000</meta:creation-date>
    <dc:date>2019-04-14T19:26:28.216000000</dc:date>
    <meta:editing-duration>PT2H30M48S</meta:editing-duration>
    <meta:editing-cycles>16</meta:editing-cycles>
    <meta:generator>LibreOffice/6.1.4.2$Windows_x86 LibreOffice_project/9d0f32d1f0b509096fd65e0d4bec26ddd1938fd3</meta:generator>
    <meta:document-statistic meta:table-count="0" meta:image-count="0" meta:object-count="0" meta:page-count="3" meta:paragraph-count="96" meta:word-count="1160" meta:character-count="7230" meta:non-whitespace-character-count="6044"/>
  </office:meta>
</office:document-meta>
</file>